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1" svg:font-family="'Century Schoolbook L'"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264in" style:rel-column-width="1334*"/>
    </style:style>
    <style:style style:name="Table1.B" style:family="table-column">
      <style:table-column-properties style:column-width="0.9486in" style:rel-column-width="1366*"/>
    </style:style>
    <style:style style:name="Table1.C" style:family="table-column">
      <style:table-column-properties style:column-width="4.8181in" style:rel-column-width="693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5.4354in" table:align="left"/>
    </style:style>
    <style:style style:name="Table3.A" style:family="table-column">
      <style:table-column-properties style:column-width="2.2306in"/>
    </style:style>
    <style:style style:name="Table3.B" style:family="table-column">
      <style:table-column-properties style:column-width="0.459in"/>
    </style:style>
    <style:style style:name="Table3.C" style:family="table-column">
      <style:table-column-properties style:column-width="2.745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entury Schoolbook L" fo:font-size="10pt" style:font-size-asian="8.75pt" style:font-size-complex="10pt"/>
    </style:style>
    <style:style style:name="P2" style:family="paragraph" style:parent-style-name="Table_20_Contents">
      <style:paragraph-properties fo:text-align="start" style:justify-single-word="false"/>
      <style:text-properties style:font-name="Century Schoolbook L" fo:font-size="10pt" officeooo:rsid="001cd9f0" officeooo:paragraph-rsid="001cd9f0" style:font-size-asian="8.75pt" style:font-size-complex="10pt"/>
    </style:style>
    <style:style style:name="P3" style:family="paragraph" style:parent-style-name="Standard">
      <style:text-properties style:font-name="Century Schoolbook L" fo:font-weight="bold" officeooo:rsid="001764cc" officeooo:paragraph-rsid="001764cc" style:font-weight-asian="bold" style:font-weight-complex="bold"/>
    </style:style>
    <style:style style:name="P4" style:family="paragraph" style:parent-style-name="Standard">
      <style:paragraph-properties fo:text-align="end" style:justify-single-word="false"/>
      <style:text-properties style:font-name="Century Schoolbook L" fo:font-size="10pt" fo:font-weight="normal" officeooo:rsid="001764cc" officeooo:paragraph-rsid="001764cc"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Century Schoolbook L" fo:font-size="10pt" fo:font-weight="normal" officeooo:rsid="001764cc" officeooo:paragraph-rsid="001764cc"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font-name="Century Schoolbook L" fo:font-size="10pt" fo:font-weight="normal" officeooo:rsid="001b3995" officeooo:paragraph-rsid="001cd9f0"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style:font-name="Century Schoolbook L" fo:font-size="12pt" fo:font-weight="normal" officeooo:rsid="001764cc" officeooo:paragraph-rsid="001764cc" style:font-size-asian="10.5pt" style:font-weight-asian="normal" style:font-size-complex="12pt" style:font-weight-complex="normal"/>
    </style:style>
    <style:style style:name="P8"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ext-properties style:font-name="Century Schoolbook L" fo:font-size="10pt" fo:font-weight="normal" officeooo:rsid="00183500" officeooo:paragraph-rsid="00183500" style:font-size-asian="8.75pt" style:font-weight-asian="normal" style:font-size-complex="10pt" style:font-weight-complex="normal"/>
    </style:style>
    <style:style style:name="P9" style:family="paragraph" style:parent-style-name="Standard" style:master-page-name="">
      <loext:graphic-properties draw:fill="none"/>
      <style:paragraph-properties fo:margin-left="0.75in" fo:margin-right="0in" fo:text-align="start" style:justify-single-word="false" fo:text-indent="0in" style:auto-text-indent="false" style:page-number="auto" fo:background-color="transparent"/>
      <style:text-properties style:font-name="Century Schoolbook L" fo:font-size="10pt" fo:font-weight="normal" officeooo:rsid="001b3995" officeooo:paragraph-rsid="001b3995"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Century Schoolbook L1" fo:font-size="10pt" fo:font-weight="normal" officeooo:rsid="00183500" officeooo:paragraph-rsid="001764cc" style:font-name-asian="Century Schoolbook L1" style:font-size-asian="8.75pt" style:font-weight-asian="normal" style:font-name-complex="Century Schoolbook L1" style:font-size-complex="10pt" style:font-weight-complex="normal"/>
    </style:style>
    <style:style style:name="P11" style:family="paragraph" style:parent-style-name="Standard">
      <style:paragraph-properties fo:text-align="start" style:justify-single-word="false"/>
      <style:text-properties style:font-name="Century Schoolbook L1" fo:font-size="10pt" fo:font-weight="normal" officeooo:rsid="00183500" officeooo:paragraph-rsid="00183500" style:font-name-asian="Century Schoolbook L1" style:font-size-asian="8.75pt" style:font-weight-asian="normal" style:font-name-complex="Century Schoolbook L1" style:font-size-complex="10pt" style:font-weight-complex="normal"/>
    </style:style>
    <style:style style:name="P12" style:family="paragraph" style:parent-style-name="Standard">
      <style:paragraph-properties fo:text-align="start" style:justify-single-word="false"/>
      <style:text-properties style:font-name="Century Schoolbook L1" fo:font-size="10pt" fo:font-weight="normal" officeooo:rsid="00183500" officeooo:paragraph-rsid="001cd9f0" style:font-name-asian="Century Schoolbook L1" style:font-size-asian="8.75pt" style:font-weight-asian="normal" style:font-name-complex="Century Schoolbook L1" style:font-size-complex="10pt" style:font-weight-complex="normal"/>
    </style:style>
    <style:style style:name="P13" style:family="paragraph" style:parent-style-name="Standard">
      <style:paragraph-properties fo:text-align="end" style:justify-single-word="false"/>
      <style:text-properties style:font-name="Century Schoolbook L1" fo:font-size="10pt" fo:font-weight="normal" officeooo:rsid="00183500" officeooo:paragraph-rsid="00183500" style:font-name-asian="Century Schoolbook L1" style:font-size-asian="8.75pt" style:font-weight-asian="normal" style:font-name-complex="Century Schoolbook L1" style:font-size-complex="10pt" style:font-weight-complex="normal"/>
    </style:style>
    <style:style style:name="P14" style:family="paragraph" style:parent-style-name="Standard">
      <style:paragraph-properties fo:text-align="end" style:justify-single-word="false"/>
      <style:text-properties style:font-name="Century Schoolbook L1" fo:font-size="10pt" fo:font-weight="normal" officeooo:rsid="001b3995" officeooo:paragraph-rsid="001b3995" style:font-name-asian="Century Schoolbook L1" style:font-size-asian="8.75pt" style:font-weight-asian="normal" style:font-name-complex="Century Schoolbook L1" style:font-size-complex="10pt" style:font-weight-complex="normal"/>
    </style:style>
    <style:style style:name="P15" style:family="paragraph" style:parent-style-name="Standard">
      <style:paragraph-properties fo:text-align="start" style:justify-single-word="false"/>
      <style:text-properties style:font-name="Century Schoolbook L1" fo:font-size="10pt" fo:font-weight="normal" officeooo:rsid="001b3995" officeooo:paragraph-rsid="001b3995" style:font-name-asian="Century Schoolbook L1" style:font-size-asian="8.75pt" style:font-weight-asian="normal" style:font-name-complex="Century Schoolbook L1" style:font-size-complex="10pt" style:font-weight-complex="normal"/>
    </style:style>
    <style:style style:name="P16" style:family="paragraph" style:parent-style-name="Standard">
      <style:paragraph-properties fo:text-align="end" style:justify-single-word="false"/>
      <style:text-properties style:font-name="Century Schoolbook L1" fo:font-size="10pt" fo:font-weight="normal" officeooo:rsid="0020898f" officeooo:paragraph-rsid="0020898f" style:font-name-asian="Century Schoolbook L1" style:font-size-asian="8.75pt" style:font-weight-asian="normal" style:font-name-complex="Century Schoolbook L1" style:font-size-complex="10pt" style:font-weight-complex="normal"/>
    </style:style>
    <style:style style:name="P17" style:family="paragraph" style:parent-style-name="Standard">
      <style:paragraph-properties fo:text-align="start" style:justify-single-word="false"/>
      <style:text-properties style:font-name="Century Schoolbook L1" fo:font-size="10pt" fo:font-weight="normal" officeooo:rsid="0020898f" officeooo:paragraph-rsid="0020898f" style:font-name-asian="Century Schoolbook L1" style:font-size-asian="8.75pt" style:font-weight-asian="normal" style:font-name-complex="Century Schoolbook L1" style:font-size-complex="10pt" style:font-weight-complex="normal"/>
    </style:style>
    <style:style style:name="P18" style:family="paragraph" style:parent-style-name="Standard">
      <style:paragraph-properties fo:text-align="start" style:justify-single-word="false"/>
      <style:text-properties style:font-name="Century Schoolbook L1" fo:font-size="10pt" fo:font-weight="normal" officeooo:rsid="0020f71d" officeooo:paragraph-rsid="0020f71d" style:font-name-asian="Century Schoolbook L1" style:font-size-asian="8.75pt" style:font-weight-asian="normal" style:font-name-complex="Century Schoolbook L1" style:font-size-complex="10pt" style:font-weight-complex="normal"/>
    </style:style>
    <style:style style:name="P19" style:family="paragraph" style:parent-style-name="Standard">
      <style:paragraph-properties fo:text-align="end" style:justify-single-word="false"/>
      <style:text-properties style:font-name="Century Schoolbook L1" fo:font-size="10pt" fo:font-weight="normal" officeooo:rsid="00228eb8" officeooo:paragraph-rsid="00228eb8" style:font-name-asian="Century Schoolbook L1" style:font-size-asian="8.75pt" style:font-weight-asian="normal" style:font-name-complex="Century Schoolbook L1" style:font-size-complex="10pt" style:font-weight-complex="normal"/>
    </style:style>
    <style:style style:name="P20" style:family="paragraph" style:parent-style-name="Standard">
      <style:paragraph-properties fo:text-align="start" style:justify-single-word="false"/>
      <style:text-properties style:font-name="Century Schoolbook L1" fo:font-size="10pt" fo:font-weight="normal" officeooo:rsid="00228eb8" officeooo:paragraph-rsid="00228eb8" style:font-name-asian="Century Schoolbook L1" style:font-size-asian="8.75pt" style:font-weight-asian="normal" style:font-name-complex="Century Schoolbook L1" style:font-size-complex="10pt" style:font-weight-complex="normal"/>
    </style:style>
    <style:style style:name="P21" style:family="paragraph" style:parent-style-name="Standard">
      <style:paragraph-properties fo:text-align="start" style:justify-single-word="false"/>
      <style:text-properties style:font-name="Century Schoolbook L1" fo:font-size="10pt" fo:font-weight="normal" officeooo:rsid="0023b887" officeooo:paragraph-rsid="0023b887" style:font-name-asian="Century Schoolbook L1" style:font-size-asian="8.75pt" style:font-weight-asian="normal" style:font-name-complex="Century Schoolbook L1" style:font-size-complex="10pt" style:font-weight-complex="normal"/>
    </style:style>
    <style:style style:name="P22" style:family="paragraph" style:parent-style-name="Standard">
      <style:paragraph-properties fo:text-align="start" style:justify-single-word="false"/>
      <style:text-properties style:font-name="Century Schoolbook L1" fo:font-size="10pt" fo:font-weight="normal" officeooo:rsid="002580e9" officeooo:paragraph-rsid="002580e9" style:font-name-asian="Century Schoolbook L1" style:font-size-asian="8.75pt" style:font-weight-asian="normal" style:font-name-complex="Century Schoolbook L1" style:font-size-complex="10pt" style:font-weight-complex="normal"/>
    </style:style>
    <style:style style:name="P23" style:family="paragraph" style:parent-style-name="Standard">
      <style:paragraph-properties fo:text-align="start" style:justify-single-word="false"/>
      <style:text-properties style:font-name="Century Schoolbook L1" fo:font-size="10pt" fo:font-weight="normal" officeooo:rsid="0025a76b" officeooo:paragraph-rsid="002580e9" style:font-name-asian="Century Schoolbook L1" style:font-size-asian="8.75pt" style:font-weight-asian="normal" style:font-name-complex="Century Schoolbook L1" style:font-size-complex="10pt" style:font-weight-complex="normal"/>
    </style:style>
    <style:style style:name="P24" style:family="paragraph" style:parent-style-name="Standard">
      <style:paragraph-properties fo:text-align="end" style:justify-single-word="false"/>
      <style:text-properties style:font-name="Century Schoolbook L1" fo:font-size="10pt" fo:font-weight="normal" officeooo:rsid="0025a76b" officeooo:paragraph-rsid="0025a76b" style:font-name-asian="Century Schoolbook L1" style:font-size-asian="8.75pt" style:font-weight-asian="normal" style:font-name-complex="Century Schoolbook L1" style:font-size-complex="10pt" style:font-weight-complex="normal"/>
    </style:style>
    <style:style style:name="P25" style:family="paragraph" style:parent-style-name="Standard">
      <style:paragraph-properties fo:text-align="start" style:justify-single-word="false"/>
      <style:text-properties style:font-name="Century Schoolbook L1" fo:font-size="12pt" fo:font-weight="normal" officeooo:rsid="00183500" officeooo:paragraph-rsid="00183500" style:font-name-asian="Century Schoolbook L1" style:font-size-asian="10.5pt" style:font-weight-asian="normal" style:font-name-complex="Century Schoolbook L1" style:font-size-complex="12pt" style:font-weight-complex="normal"/>
    </style:style>
    <style:style style:name="P26" style:family="paragraph" style:parent-style-name="Standard">
      <style:paragraph-properties fo:text-align="start" style:justify-single-word="false"/>
      <style:text-properties style:font-name="Century Schoolbook L1" fo:font-size="12pt" fo:font-weight="normal" officeooo:rsid="001b3995" officeooo:paragraph-rsid="001b3995" style:font-name-asian="Century Schoolbook L1" style:font-size-asian="10.5pt" style:font-weight-asian="normal" style:font-name-complex="Century Schoolbook L1" style:font-size-complex="12pt" style:font-weight-complex="normal"/>
    </style:style>
    <style:style style:name="P27" style:family="paragraph" style:parent-style-name="Standard">
      <style:paragraph-properties fo:text-align="start" style:justify-single-word="false"/>
      <style:text-properties style:font-name="Century Schoolbook L1" fo:font-size="12pt" fo:font-weight="normal" officeooo:rsid="0020898f" officeooo:paragraph-rsid="0020898f" style:font-name-asian="Century Schoolbook L1" style:font-size-asian="10.5pt" style:font-weight-asian="normal" style:font-name-complex="Century Schoolbook L1" style:font-size-complex="12pt" style:font-weight-complex="normal"/>
    </style:style>
    <style:style style:name="P28" style:family="paragraph" style:parent-style-name="Standard">
      <style:paragraph-properties fo:text-align="start" style:justify-single-word="false"/>
      <style:text-properties style:font-name="Century Schoolbook L1" fo:font-size="12pt" fo:font-weight="normal" officeooo:rsid="00228eb8" officeooo:paragraph-rsid="00228eb8" style:font-name-asian="Century Schoolbook L1" style:font-size-asian="10.5pt" style:font-weight-asian="normal" style:font-name-complex="Century Schoolbook L1" style:font-size-complex="12pt" style:font-weight-complex="normal"/>
    </style:style>
    <style:style style:name="P29" style:family="paragraph" style:parent-style-name="Standard">
      <style:paragraph-properties fo:text-align="start" style:justify-single-word="false"/>
      <style:text-properties style:font-name="Century Schoolbook L1" fo:font-size="12pt" fo:font-weight="normal" officeooo:rsid="0025a76b" officeooo:paragraph-rsid="0025a76b" style:font-name-asian="Century Schoolbook L1" style:font-size-asian="10.5pt" style:font-weight-asian="normal" style:font-name-complex="Century Schoolbook L1" style:font-size-complex="12pt" style:font-weight-complex="normal"/>
    </style:style>
    <style:style style:name="P30" style:family="paragraph" style:parent-style-name="Standard">
      <style:paragraph-properties fo:text-align="start" style:justify-single-word="false"/>
      <style:text-properties style:font-name="Century Schoolbook L" fo:font-size="10pt" fo:font-weight="normal" officeooo:rsid="001764cc" officeooo:paragraph-rsid="0020f71d" style:font-size-asian="8.75pt" style:font-weight-asian="normal" style:font-size-complex="10pt" style:font-weight-complex="normal"/>
    </style:style>
    <style:style style:name="P31" style:family="paragraph" style:parent-style-name="Standard">
      <style:text-properties style:font-name="Century Schoolbook L" fo:font-size="10pt" fo:font-weight="normal" officeooo:rsid="00232d5d" officeooo:paragraph-rsid="0025a76b"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Century Schoolbook L" fo:font-size="10pt" fo:font-weight="normal" officeooo:rsid="00232d5d" officeooo:paragraph-rsid="0025a76b" style:font-name-asian="Century Schoolbook L1" style:font-size-asian="8.75pt" style:font-weight-asian="normal" style:font-name-complex="Century Schoolbook L1" style:font-size-complex="10pt" style:font-weight-complex="normal"/>
    </style:style>
    <style:style style:name="P33" style:family="paragraph" style:parent-style-name="Standard">
      <style:paragraph-properties fo:text-align="start" style:justify-single-word="false"/>
      <style:text-properties style:font-name="Century Schoolbook L" fo:font-size="10pt" fo:font-weight="normal" officeooo:rsid="0025a76b" officeooo:paragraph-rsid="0025a76b" style:font-name-asian="Century Schoolbook L1" style:font-size-asian="8.75pt" style:font-weight-asian="normal" style:font-name-complex="Century Schoolbook L1" style:font-size-complex="10pt" style:font-weight-complex="normal"/>
    </style:style>
    <style:style style:name="P34" style:family="paragraph" style:parent-style-name="Standard">
      <style:paragraph-properties fo:text-align="start" style:justify-single-word="false"/>
      <style:text-properties style:font-name="Century Schoolbook L" fo:font-size="10pt" fo:font-weight="normal" officeooo:rsid="0024678f" officeooo:paragraph-rsid="0025a76b" style:font-name-asian="Century Schoolbook L1" style:font-size-asian="8.75pt" style:font-weight-asian="normal" style:font-name-complex="Century Schoolbook L1" style:font-size-complex="10pt" style:font-weight-complex="normal"/>
    </style:style>
    <style:style style:name="P35" style:family="paragraph" style:parent-style-name="Standard">
      <loext:graphic-properties draw:fill="none"/>
      <style:paragraph-properties fo:margin-left="1in" fo:margin-right="0in" fo:text-align="start" style:justify-single-word="false" fo:text-indent="0in" style:auto-text-indent="false" fo:background-color="transparent"/>
      <style:text-properties style:font-name="Century Schoolbook L1" fo:font-size="10pt" fo:font-weight="normal" officeooo:rsid="0019cf19" officeooo:paragraph-rsid="00183500" style:font-name-asian="Century Schoolbook L1" style:font-size-asian="8.75pt" style:font-weight-asian="normal" style:font-name-complex="Century Schoolbook L1" style:font-size-complex="10pt" style:font-weight-complex="normal"/>
    </style:style>
    <style:style style:name="P36" style:family="paragraph" style:parent-style-name="Standard" style:master-page-name="">
      <loext:graphic-properties draw:fill="none"/>
      <style:paragraph-properties fo:margin-left="2in" fo:margin-right="0in" fo:text-align="start" style:justify-single-word="false" fo:text-indent="0in" style:auto-text-indent="false" style:page-number="auto" fo:background-color="transparent"/>
      <style:text-properties style:font-name="Century Schoolbook L1" fo:font-size="10pt" fo:font-weight="normal" officeooo:rsid="0019cf19" officeooo:paragraph-rsid="0019cf19" style:font-name-asian="Century Schoolbook L1" style:font-size-asian="8.75pt" style:font-weight-asian="normal" style:font-name-complex="Century Schoolbook L1" style:font-size-complex="10pt" style:font-weight-complex="normal"/>
    </style:style>
    <style:style style:name="P37" style:family="paragraph" style:parent-style-name="Standard">
      <loext:graphic-properties draw:fill="none"/>
      <style:paragraph-properties fo:margin-left="2in" fo:margin-right="0in" fo:text-align="start" style:justify-single-word="false" fo:text-indent="0in" style:auto-text-indent="false" fo:background-color="transparent"/>
      <style:text-properties style:font-name="Century Schoolbook L1" fo:font-size="10pt" fo:font-weight="normal" officeooo:rsid="0019cf19" officeooo:paragraph-rsid="0019cf19" style:font-name-asian="Century Schoolbook L1" style:font-size-asian="8.75pt" style:font-weight-asian="normal" style:font-name-complex="Century Schoolbook L1" style:font-size-complex="10pt" style:font-weight-complex="normal"/>
    </style:style>
    <style:style style:name="P38" style:family="paragraph" style:parent-style-name="Table_20_Contents">
      <style:paragraph-properties fo:text-align="start" style:justify-single-word="false"/>
      <style:text-properties style:text-position="0% 100%" style:font-name="Century Schoolbook L" fo:font-size="10pt" officeooo:rsid="001d7cfc" officeooo:paragraph-rsid="001cd9f0" style:font-size-asian="8.75pt" style:font-size-complex="10pt"/>
    </style:style>
    <style:style style:name="P39" style:family="paragraph" style:parent-style-name="Table_20_Contents">
      <style:paragraph-properties fo:text-align="start" style:justify-single-word="false"/>
      <style:text-properties style:font-name="Century Schoolbook L" fo:font-size="10pt" officeooo:rsid="001f0626" officeooo:paragraph-rsid="001f0626" style:font-size-asian="8.75pt" style:font-size-complex="10pt"/>
    </style:style>
    <style:style style:name="P40" style:family="paragraph" style:parent-style-name="Table_20_Contents">
      <style:paragraph-properties fo:text-align="start" style:justify-single-word="false"/>
      <style:text-properties style:font-name="Century Schoolbook L" fo:font-size="10pt" style:font-size-asian="8.75pt" style:font-size-complex="10pt"/>
    </style:style>
    <style:style style:name="P41" style:family="paragraph" style:parent-style-name="Table_20_Contents">
      <style:text-properties style:font-name="Century Schoolbook L" fo:font-size="10pt" fo:font-weight="normal" officeooo:rsid="00232d5d" officeooo:paragraph-rsid="0025a76b" style:font-size-asian="8.75pt" style:font-weight-asian="normal" style:font-size-complex="10pt" style:font-weight-complex="normal"/>
    </style:style>
    <style:style style:name="P42" style:family="paragraph" style:parent-style-name="Table_20_Contents">
      <style:text-properties style:font-name="Century Schoolbook L" fo:font-size="10pt" fo:font-weight="normal" officeooo:rsid="003d3696" officeooo:paragraph-rsid="0025a76b" style:font-size-asian="8.75pt" style:font-weight-asian="normal" style:font-size-complex="10pt" style:font-weight-complex="normal"/>
    </style:style>
    <style:style style:name="P43" style:family="paragraph" style:parent-style-name="Table_20_Contents">
      <style:text-properties style:font-name="Century Schoolbook L" fo:font-size="10pt" fo:font-weight="normal" officeooo:rsid="0025a76b" officeooo:paragraph-rsid="0025a76b" style:font-size-asian="8.75pt" style:font-weight-asian="normal" style:font-size-complex="10pt" style:font-weight-complex="normal"/>
    </style:style>
    <style:style style:name="P44" style:family="paragraph" style:parent-style-name="Table_20_Contents">
      <style:text-properties style:font-name="Liberation Mono" fo:font-size="10pt" fo:font-weight="normal" officeooo:rsid="00232d5d" officeooo:paragraph-rsid="0025a76b" style:font-size-asian="8.75pt" style:font-weight-asian="normal" style:font-size-complex="10pt" style:font-weight-complex="normal"/>
    </style:style>
    <style:style style:name="T1" style:family="text">
      <style:text-properties style:font-name="Liberation Mono"/>
    </style:style>
    <style:style style:name="T2" style:family="text">
      <style:text-properties style:font-name-asian="WenQuanYi Micro Hei" style:font-name-complex="Lohit Devanagari"/>
    </style:style>
    <style:style style:name="T3" style:family="text">
      <style:text-properties officeooo:rsid="00183500" style:font-name-asian="WenQuanYi Micro Hei" style:font-name-complex="Lohit Devanagari"/>
    </style:style>
    <style:style style:name="T4" style:family="text">
      <style:text-properties style:font-name="Century Schoolbook L1" style:font-name-asian="Century Schoolbook L1" style:font-name-complex="Century Schoolbook L1"/>
    </style:style>
    <style:style style:name="T5" style:family="text">
      <style:text-properties style:font-name="Century Schoolbook L1" officeooo:rsid="00183500" style:font-name-asian="Century Schoolbook L1" style:font-name-complex="Century Schoolbook L1"/>
    </style:style>
    <style:style style:name="T6" style:family="text">
      <style:text-properties style:font-name="Century Schoolbook L1" officeooo:rsid="0019cf19" style:font-name-asian="Century Schoolbook L1" style:font-name-complex="Century Schoolbook L1"/>
    </style:style>
    <style:style style:name="T7" style:family="text">
      <style:text-properties style:font-name="Century Schoolbook L1" officeooo:rsid="001cd9f0" style:font-name-asian="Century Schoolbook L1" style:font-name-complex="Century Schoolbook L1"/>
    </style:style>
    <style:style style:name="T8" style:family="text">
      <style:text-properties style:font-name="Century Schoolbook L1" officeooo:rsid="0020f71d" style:font-name-asian="Century Schoolbook L1" style:font-name-complex="Century Schoolbook L1"/>
    </style:style>
    <style:style style:name="T9" style:family="text">
      <style:text-properties style:font-name="Century Schoolbook L1" officeooo:rsid="003c4578"/>
    </style:style>
    <style:style style:name="T10" style:family="text">
      <style:text-properties style:font-name-asian="Liberation Mono" style:font-name-complex="Liberation Mono"/>
    </style:style>
    <style:style style:name="T11" style:family="text">
      <style:text-properties style:text-position="sub 58%"/>
    </style:style>
    <style:style style:name="T12" style:family="text">
      <style:text-properties style:text-position="sub 58%" style:font-name="Century Schoolbook L1" style:font-name-asian="Century Schoolbook L1" style:font-name-complex="Century Schoolbook L1"/>
    </style:style>
    <style:style style:name="T13" style:family="text">
      <style:text-properties style:text-position="sub 58%" officeooo:rsid="001f0626"/>
    </style:style>
    <style:style style:name="T14" style:family="text">
      <style:text-properties style:text-position="sub 58%" officeooo:rsid="0020898f"/>
    </style:style>
    <style:style style:name="T15" style:family="text">
      <style:text-properties style:text-position="sub 58%" style:font-name="Century Schoolbook L1"/>
    </style:style>
    <style:style style:name="T16" style:family="text">
      <style:text-properties style:text-position="sub 58%" officeooo:rsid="0025a76b"/>
    </style:style>
    <style:style style:name="T17" style:family="text">
      <style:text-properties style:text-position="0% 100%"/>
    </style:style>
    <style:style style:name="T18" style:family="text">
      <style:text-properties style:text-position="0% 100%" style:font-name="Century Schoolbook L1"/>
    </style:style>
    <style:style style:name="T19" style:family="text">
      <style:text-properties style:text-position="0% 100%" style:font-name="Century Schoolbook L1" style:font-name-asian="Century Schoolbook L1" style:font-name-complex="Century Schoolbook L1"/>
    </style:style>
    <style:style style:name="T20" style:family="text">
      <style:text-properties style:text-position="0% 100%" style:font-name="Century Schoolbook L1" officeooo:rsid="0024678f"/>
    </style:style>
    <style:style style:name="T21" style:family="text">
      <style:text-properties style:text-position="0% 100%" officeooo:rsid="001d7cfc"/>
    </style:style>
    <style:style style:name="T22" style:family="text">
      <style:text-properties style:text-position="0% 100%" officeooo:rsid="001f0626"/>
    </style:style>
    <style:style style:name="T23" style:family="text">
      <style:text-properties style:text-position="0% 100%" officeooo:rsid="0020898f"/>
    </style:style>
    <style:style style:name="T24" style:family="text">
      <style:text-properties style:text-position="0% 100%" officeooo:rsid="0020f71d"/>
    </style:style>
    <style:style style:name="T25" style:family="text">
      <style:text-properties style:text-position="0% 100%" style:font-name="Century Schoolbook L1"/>
    </style:style>
    <style:style style:name="T26" style:family="text">
      <style:text-properties style:text-position="0% 100%" style:font-name="Century Schoolbook L1" officeooo:rsid="00228eb8"/>
    </style:style>
    <style:style style:name="T27" style:family="text">
      <style:text-properties style:text-position="0% 100%" style:font-name="Century Schoolbook L1" officeooo:rsid="0023b887"/>
    </style:style>
    <style:style style:name="T28" style:family="text">
      <style:text-properties style:text-position="0% 100%" officeooo:rsid="00228eb8"/>
    </style:style>
    <style:style style:name="T29" style:family="text">
      <style:text-properties style:text-position="0% 100%" officeooo:rsid="002580e9"/>
    </style:style>
    <style:style style:name="T30" style:family="text">
      <style:text-properties style:text-position="0% 100%" officeooo:rsid="0024678f"/>
    </style:style>
    <style:style style:name="T31" style:family="text">
      <style:text-properties style:text-position="0% 100%" officeooo:rsid="0025a76b"/>
    </style:style>
    <style:style style:name="T32" style:family="text">
      <style:text-properties style:text-position="0% 100%" officeooo:rsid="00278cfb"/>
    </style:style>
    <style:style style:name="T33" style:family="text">
      <style:text-properties officeooo:rsid="001f0626"/>
    </style:style>
    <style:style style:name="T34" style:family="text">
      <style:text-properties style:font-name="Liberation Mono"/>
    </style:style>
    <style:style style:name="T35" style:family="text">
      <style:text-properties style:font-name="Liberation Mono" officeooo:rsid="001f0626"/>
    </style:style>
    <style:style style:name="T36" style:family="text">
      <style:text-properties style:font-name="Century Schoolbook L1"/>
    </style:style>
    <style:style style:name="T37" style:family="text">
      <style:text-properties style:font-name="Century Schoolbook L1" officeooo:rsid="001f0626"/>
    </style:style>
    <style:style style:name="T38" style:family="text">
      <style:text-properties style:text-position="super 58%"/>
    </style:style>
    <style:style style:name="T39" style:family="text">
      <style:text-properties style:text-position="super 58%" officeooo:rsid="001f0626"/>
    </style:style>
    <style:style style:name="T40" style:family="text">
      <style:text-properties officeooo:rsid="00228eb8"/>
    </style:style>
    <style:style style:name="T41" style:family="text">
      <style:text-properties officeooo:rsid="0023b887"/>
    </style:style>
    <style:style style:name="T42" style:family="text">
      <style:text-properties officeooo:rsid="0025a76b"/>
    </style:style>
    <style:style style:name="T43" style:family="text">
      <style:text-properties officeooo:rsid="003d36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centrazione Rodamina (EXP – 00)</text:p>
      <text:p text:style-name="P4">Video 01</text:p>
      <text:p text:style-name="P7">Strumentazione:</text:p>
      <text:p text:style-name="P5">- Bilancia;</text:p>
      <text:p text:style-name="P5">- Cuvette (Plastica o Quarzo): <text:span text:style-name="T4">→</text:span><text:span text:style-name="T10"> </text:span><text:span text:style-name="T2">a 4 facce ottiche (utilizzate per la Fluorescenza ad esempio perche la <text:tab/><text:tab/><text:tab/><text:tab/> <text:s/>rivelazione avviene a 90°</text:span><text:span text:style-name="T3">)</text:span><text:span text:style-name="T2">;</text:span></text:p>
      <text:p text:style-name="P30"><text:tab/><text:tab/><text:tab/> <text:s text:c="11"/><text:span text:style-name="T4">→ a 2 facce ottiche (utilizzate nell’Assorbimento poiché il fascio trasmesso <text:tab/><text:tab/><text:tab/><text:tab/> <text:s/>è col</text:span><text:span text:style-name="T8">acquisizione</text:span><text:span text:style-name="T4">lineare con quello incidente</text:span><text:span text:style-name="T5">);</text:span></text:p>
      <text:p text:style-name="P10">- Pipette di plastica;</text:p>
      <text:p text:style-name="P10">- Pipette Gilson: 200 – 1000 μl</text:p>
      <text:p text:style-name="P10"><text:tab/><text:tab/> <text:s text:c="2"/>50 – 200 μl</text:p>
      <text:p text:style-name="P10"><text:tab/><text:tab/> <text:s text:c="4"/>2 – 20 μl;</text:p>
      <text:p text:style-name="P10">- Cilindretti di Vetro;</text:p>
      <text:p text:style-name="P10">- <text:span text:style-name="T40">Spettrofotometro.</text:span></text:p>
      <text:p text:style-name="P10"/>
      <text:p text:style-name="P11">ATT!! Prendere le Cuvette sempre dalla parte superiore per non lasciare impronte sulle facce ottiche.</text:p>
      <text:p text:style-name="P11"/>
      <text:p text:style-name="P13">Video 02</text:p>
      <text:p text:style-name="P25">Spettrofotometro:</text:p>
      <text:p text:style-name="P11">- Lo utilizziamo in questo esperimento per calcolare l’Assorbanza della soluzione diluita di Rodamina;</text:p>
      <text:p text:style-name="P11">- Il fascio trasmesso è collineare a quello incidente;</text:p>
      <text:p text:style-name="P11">- Nel Software bisogna impostare:</text:p>
      <text:p text:style-name="P8"><text:span text:style-name="T4">_</text:span><text:span text:style-name="T6">Parameters _Photometric Mode (che può essere Assorbanza, Trasmittanza o Riflettanza)</text:span></text:p>
      <text:p text:style-name="P35">_Ampiezza di Banda 2nm</text:p>
      <text:p text:style-name="P35">_Velocità di Scansione (lasciare quella preimpostata)</text:p>
      <text:p text:style-name="P35">_Range di Acquisizione è la lunghezza d’onda iniziale e quella finale dello spettro di assorbimento che andrà ad acquisire:</text:p>
      <text:p text:style-name="P36">_Start è la lunghezza d’onda maggiore (in questo caso 6<text:span text:style-name="T41">5</text:span>0nm)</text:p>
      <text:p text:style-name="P37">_End è quella minore (in questo caso 400 nm):</text:p>
      <text:p text:style-name="P11"/>
      <text:p text:style-name="P14">Video 03</text:p>
      <text:p text:style-name="P26">Parte Teorica dell’Esperimento:</text:p>
      <text:p text:style-name="P15">- Obbiettivo: Preparazione di una soluzione diluita di Rodamina 6G a partire da uno Stock Concentrato;</text:p>
      <text:p text:style-name="P9"><text:span text:style-name="T4"><text:s text:c="2"/>Calcolo della Concentrazione Iniziale (C</text:span><text:span text:style-name="T12">i</text:span><text:span text:style-name="T19">) dello Stock;</text:span></text:p>
      <text:p text:style-name="P15">- Per andare a calcolare la concentrazione dello stock andiamo a fare una diluizione di quest’ultimo. Questo perché se andassi a inserire direttamente lo Stock nello Spettrofotometro, l’alta concentrazione dello stock schermerebbe il fascio incidente così che risulterebbe minima, se non nulla, la luce trasmessa;</text:p>
      <text:p text:style-name="P15">- Obbiettivo della diluizione quindi è avere valori di Assorbanza intorno allo 0,5;</text:p>
      <text:p text:style-name="P6"><text:span text:style-name="T4">- </text:span><text:span text:style-name="T7">Formule: </text:span></text:p>
      <table:table table:name="Table1" table:style-name="Table1">
        <table:table-column table:style-name="Table1.A"/>
        <table:table-column table:style-name="Table1.B"/>
        <table:table-column table:style-name="Table1.C"/>
        <table:table-row>
          <table:table-cell table:style-name="Table1.A1" office:value-type="string">
            <text:p text:style-name="P2">C<text:span text:style-name="T11">i</text:span><text:span text:style-name="T17">V</text:span><text:span text:style-name="T11">i</text:span><text:span text:style-name="T17"> = C</text:span><text:span text:style-name="T11">f</text:span><text:span text:style-name="T17">V</text:span><text:span text:style-name="T11">f</text:span><text:span text:style-name="T17"> </text:span></text:p>
          </table:table-cell>
          <table:table-cell table:style-name="Table1.A1" office:value-type="string">
            <text:p text:style-name="P2">Dove:</text:p>
          </table:table-cell>
          <table:table-cell table:style-name="Table1.C1" office:value-type="string">
            <text:p text:style-name="P2">- C<text:span text:style-name="T11">i</text:span><text:span text:style-name="T17"> = concentrazione dello Stock</text:span></text:p>
            <text:p text:style-name="P2"><text:span text:style-name="T17">- V</text:span><text:span text:style-name="T11">i</text:span><text:span text:style-name="T17"> = volume dello Stock</text:span></text:p>
            <text:p text:style-name="P2"><text:span text:style-name="T17">- C</text:span><text:span text:style-name="T11">f</text:span><text:span text:style-name="T17"> = </text:span><text:span text:style-name="T21">concentrazione della soluzione diluita</text:span></text:p>
            <text:p text:style-name="P38">- V<text:span text:style-name="T13">f</text:span><text:span text:style-name="T33"> = concentrazione della soluzione diluita</text:span></text:p>
          </table:table-cell>
        </table:table-row>
        <table:table-row>
          <table:table-cell table:style-name="Table1.A2" office:value-type="string">
            <text:p text:style-name="P39">A = <text:span text:style-name="T1">ε</text:span>Cl</text:p>
          </table:table-cell>
          <table:table-cell table:style-name="Table1.A2" office:value-type="string">
            <text:p text:style-name="P39">Dove:</text:p>
          </table:table-cell>
          <table:table-cell table:style-name="Table1.C2" office:value-type="string">
            <text:p text:style-name="P1">- <text:span text:style-name="T33">A = assorbanza</text:span></text:p>
            <text:p text:style-name="P1">- <text:span text:style-name="T35">ε</text:span><text:span text:style-name="T37"> = coefficente di estensione molare</text:span></text:p>
            <text:p text:style-name="P1"><text:span text:style-name="T37">- C = concentrazione</text:span></text:p>
            <text:p text:style-name="P1"><text:span text:style-name="T37">- l = lunghezza cammino ottico</text:span></text:p>
          </table:table-cell>
        </table:table-row>
      </table:table>
      <text:p text:style-name="P12"/>
      <text:p text:style-name="P12">- <text:span text:style-name="T33">In questo esperimento </text:span><text:span text:style-name="T35">ε</text:span><text:span text:style-name="T33"> = 116000 Mol</text:span><text:span text:style-name="T39">-1</text:span><text:span text:style-name="T22">cm</text:span><text:span text:style-name="T39">-1</text:span><text:span text:style-name="T22"> e, essendo legato strettamente alla lunghezza d’onda di assorbimento, colloca il massimo dello spettro di Assorbimento della Rodamina a 526 nm.</text:span></text:p>
      <text:p text:style-name="P12"><text:soft-page-break/><text:span text:style-name="T22">- Quindi per calcolare infine la concentrazione dello Stock </text:span><text:span text:style-name="T23">posso ricavare</text:span><text:span text:style-name="T22"> l’Assorbanza (sul massimo) con lo Spettrofotometro </text:span><text:span text:style-name="T23">per poi ricavare</text:span><text:span text:style-name="T22">, con la seconda formula, la concentrazione C</text:span><text:span text:style-name="T13">f </text:span><text:span text:style-name="T22">.</text:span><text:span text:style-name="T23"> In questo modo, conoscendo V</text:span><text:span text:style-name="T14">i</text:span><text:span text:style-name="T23"> e V</text:span><text:span text:style-name="T14">f</text:span><text:span text:style-name="T23">, posso calcolare, con la prima formula, la concentrazione C</text:span><text:span text:style-name="T14">i</text:span><text:span text:style-name="T23"> dello Stock.</text:span></text:p>
      <text:p text:style-name="P12"><text:span text:style-name="T23"/></text:p>
      <text:p text:style-name="P16"><text:span text:style-name="T17">Video 04</text:span></text:p>
      <text:p text:style-name="P27"><text:span text:style-name="T28">Preparazione del Campione</text:span><text:span text:style-name="T17">:</text:span></text:p>
      <text:p text:style-name="P17"><text:span text:style-name="T17">- </text:span><text:span text:style-name="T24">Taro la bilancia con all’interno il cilindretto di vetro per trascurare ques’ultimo;</text:span></text:p>
      <text:p text:style-name="P17"><text:span text:style-name="T24">- Prima calcolo il volume del tampone, quindi dell’acqua;</text:span></text:p>
      <text:p text:style-name="P17"><text:span text:style-name="T24">- Per prelevare e inserire l’acqua nel cilindretto utilizzo le pipette Gilson dopo essersi assicurati di aver posizionato bene il puntale;</text:span></text:p>
      <text:p text:style-name="P18"><text:span text:style-name="T17">ATT!! Quando si usano le pipette Gilson non si deve MAI girarle a testa in su per non far contaminare la punta della pipetta con le varie soluzioni.</text:span></text:p>
      <text:p text:style-name="P18"><text:span text:style-name="T17">- Controlare di aver settato la bilancia in modo tale che ti restituisca già la misura in microlitri;</text:span></text:p>
      <text:p text:style-name="P18"><text:span text:style-name="T17">- Calcolo il volume dell’acqua (V</text:span><text:span text:style-name="T11">H2O</text:span><text:span text:style-name="T17"> = 1958,7 </text:span><text:span text:style-name="T18">μl);</text:span></text:p>
      <text:p text:style-name="P18"><text:span text:style-name="T18">- Ritariamo la bilancia con ancora il cilindretto e l’acqua all’interno per calcolare il volume della Rodamina aggiunta;</text:span></text:p>
      <text:p text:style-name="P18"><text:span text:style-name="T18">- Inserisco la Rodamina (V</text:span><text:span text:style-name="T15">R</text:span><text:span text:style-name="T18"> = 48,38 μl);</text:span></text:p>
      <text:p text:style-name="P18"><text:span text:style-name="T18">- </text:span><text:span text:style-name="T26">Usare una pipetta di plastica per uniformare la soluzione;</text:span></text:p>
      <text:p text:style-name="P18"><text:span text:style-name="T18">ATT!! Dopo l’utilizzo, buttare i puntali, come le pipette di plastica, nei bidoni appositi per lo smaltimento degli oggetti che sono entrati in contatto con sostanze chimiche (Bidoni Gialli).</text:span></text:p>
      <text:p text:style-name="P18"><text:span text:style-name="T18">- Preparato così il campione, travasarlo nella cuvetta a 4 facce ottiche (poiché poi lo stesso campione verrà </text:span><text:span text:style-name="T26">utilizzato nell’esperimento 01 riguardante la Fluorescenza).</text:span></text:p>
      <text:p text:style-name="P18"><text:span text:style-name="T26"/></text:p>
      <text:p text:style-name="P19"><text:span text:style-name="T26">V</text:span><text:span text:style-name="T18">ideo 05</text:span></text:p>
      <text:p text:style-name="P28"><text:span text:style-name="T18">Calcolo dell’Assorbanza:</text:span></text:p>
      <text:p text:style-name="P20"><text:span text:style-name="T18">- Preparato così la soluzione diluita, siccome lo strumento misura anche il contributo di Scattering generato dalle molecole del solvente (l’acqua), preparo una cuvetta con solo l’acqua (in questo caso il volume all’interno della cuvetta è indifferente, basta assicurarsi che sia abbastanza affinché il fascio passi totalmente nel liquido).</text:span></text:p>
      <text:p text:style-name="P20"><text:span text:style-name="T18">- Inseriamo la cuvetta con solo l’acqua nello spettrofotometro </text:span><text:span text:style-name="T27">e, tenendo gli stessi parametri con cui faremo la misurazione (Assorbimento tra 400 e 650 nm), facciamo partire l’aquisizione dati ottenendo lo spettro di fondo dell’acqua;</text:span></text:p>
      <text:p text:style-name="P21">ATT!! Se in questa fase di acquisizione di dati si dovessero riscontrare dei picchi di assorbimento, vorrebbe dire o che la soluzione d’acqua è contaminata, oppure che la cuvetta stessa è sporca (essendo per questo esperimento una cuvetta di plastica, NON utilizzare l’acetone per pulirla, ma utilizzare l’etanolo).</text:p>
      <text:p text:style-name="P21">- Verificare l’andamento del Rumore di Scattering (<text:span text:style-name="T36">~</text:span> 1/<text:span text:style-name="T1">λ</text:span><text:span text:style-name="T38">4</text:span><text:span text:style-name="T17">) e salvare lo spettro;</text:span></text:p>
      <text:p text:style-name="P21"><text:span text:style-name="T17">- “ a questo punto, in teoria, bisognere svuotare la cuvetta e usare essa stessa anche per la soluzione di Rodamina così da tener conto anche di eventuali problemi dovuti alla superfice stessa della cuvetta ”;</text:span></text:p>
      <text:p text:style-name="P21"><text:span text:style-name="T17">- </text:span><text:span text:style-name="T29">Rinseriamo la cuvetta con la soluzione di Rodamina e facciamo ripartire l’acquisizione dei dati;</text:span></text:p>
      <text:p text:style-name="P21"><text:span text:style-name="T29">- Ottenuto così lo spettro della Rodamina bisogna andare a sottrarre ad esso lo spettro di fondo;</text:span></text:p>
      <text:p text:style-name="P21"><text:span text:style-name="T29">- Per eseguire la sottrazione tra i due spettri trascino lo spettro di fondo su quello della Rodamina e in seguito vado su _Processing _Subtraction e verifico il giusto compimento dell’operazione;</text:span></text:p>
      <text:p text:style-name="P21"><text:span text:style-name="T29">- In seguito ci si va a posizionare col cursore a 526 nm (che a seguito di uno svolgimento corretto dell’esperimento, dovrebbe risultare il massimo dello spettro) ottenendo così l’Assorbanza (A = 0,61075);</text:span></text:p>
      <text:p text:style-name="P21"><text:span text:style-name="T29"/></text:p>
      <text:p text:style-name="P22"><text:span text:style-name="T17">NOTA: Lo spettro di assorbimento è caratterizzato da due picchi perché ?</text:span></text:p>
      <text:p text:style-name="P23"><text:span text:style-name="T17"/></text:p>
      <text:p text:style-name="P24"><text:span text:style-name="T17">Svolgimento a casa</text:span></text:p>
      <text:p text:style-name="P29"><text:span text:style-name="T17">Calcolo delle Concentrazioni:</text:span></text:p>
      <text:p text:style-name="P31">-Dati iniziali:</text:p>
      <table:table table:name="Table3" table:style-name="Table3">
        <table:table-column table:style-name="Table3.A"/>
        <table:table-column table:style-name="Table3.B"/>
        <table:table-column table:style-name="Table3.C"/>
        <table:table-row>
          <table:table-cell table:style-name="Table3.A1" office:value-type="string">
            <text:p text:style-name="P41">Volume <text:span text:style-name="T42">Stock di </text:span>Rodamina</text:p>
          </table:table-cell>
          <table:table-cell table:style-name="Table3.A1" office:value-type="string">
            <text:p text:style-name="P41"><text:s text:c="2"/>V<text:span text:style-name="T11">i</text:span></text:p>
          </table:table-cell>
          <table:table-cell table:style-name="Table3.C1" office:value-type="string">
            <text:p text:style-name="P41">48,38 <text:span text:style-name="T9">μ</text:span>l</text:p>
          </table:table-cell>
        </table:table-row>
        <table:table-row>
          <table:table-cell table:style-name="Table3.A2" office:value-type="string">
            <text:p text:style-name="P43">Volume Acqua</text:p>
          </table:table-cell>
          <table:table-cell table:style-name="Table3.A2" office:value-type="string">
            <text:p text:style-name="P41"><text:s text:c="2"/><text:span text:style-name="T42">V</text:span><text:span text:style-name="T16">H2O</text:span></text:p>
          </table:table-cell>
          <table:table-cell table:style-name="Table3.C2" office:value-type="string">
            <text:p text:style-name="P43">1958,7 <text:span text:style-name="T36">μ</text:span>l</text:p>
          </table:table-cell>
        </table:table-row>
        <table:table-row>
          <table:table-cell table:style-name="Table3.A2" office:value-type="string">
            <text:p text:style-name="P41">Volume <text:span text:style-name="T42">Soluzione Diluita</text:span></text:p>
          </table:table-cell>
          <table:table-cell table:style-name="Table3.A2" office:value-type="string">
            <text:p text:style-name="P41"><text:s text:c="2"/>V<text:span text:style-name="T11">f</text:span></text:p>
          </table:table-cell>
          <table:table-cell table:style-name="Table3.C2" office:value-type="string">
            <text:p text:style-name="P41">2007,1 <text:span text:style-name="T9">μ</text:span>l</text:p>
          </table:table-cell>
        </table:table-row>
        <text:soft-page-break/>
        <table:table-row>
          <table:table-cell table:style-name="Table3.A2" office:value-type="string">
            <text:p text:style-name="P41">Assorbanza</text:p>
          </table:table-cell>
          <table:table-cell table:style-name="Table3.A2" office:value-type="string">
            <text:p text:style-name="P41"><text:s text:c="2"/>A</text:p>
          </table:table-cell>
          <table:table-cell table:style-name="Table3.C2" office:value-type="string">
            <text:p text:style-name="P41">0,611 </text:p>
          </table:table-cell>
        </table:table-row>
        <table:table-row>
          <table:table-cell table:style-name="Table3.A2" office:value-type="string">
            <text:p text:style-name="P41">Coefficente di Estensione Molare</text:p>
          </table:table-cell>
          <table:table-cell table:style-name="Table3.A2" office:value-type="string">
            <text:p text:style-name="P44"><text:s/>ε</text:p>
          </table:table-cell>
          <table:table-cell table:style-name="Table3.C2" office:value-type="string">
            <text:p text:style-name="P41">116000 Mol<text:span text:style-name="T38">-1</text:span><text:span text:style-name="T17">cm</text:span><text:span text:style-name="T38">-1</text:span></text:p>
          </table:table-cell>
        </table:table-row>
        <table:table-row>
          <table:table-cell table:style-name="Table3.A2" office:value-type="string">
            <text:p text:style-name="P42">Lunghezza Cammino Ottico</text:p>
          </table:table-cell>
          <table:table-cell table:style-name="Table3.A2" office:value-type="string">
            <text:p text:style-name="P44"><text:s/><text:span text:style-name="T43">l</text:span></text:p>
          </table:table-cell>
          <table:table-cell table:style-name="Table3.C2" office:value-type="string">
            <text:p text:style-name="P42">1 cm</text:p>
          </table:table-cell>
        </table:table-row>
      </table:table>
      <text:p text:style-name="P32"><text:span text:style-name="T17"/></text:p>
      <text:p text:style-name="P33"><text:span text:style-name="T17">-Clacolo effettivo:</text:span></text:p>
      <text:p text:style-name="P31">Dall’equazione A = <text:span text:style-name="T1">ε</text:span>C<text:span text:style-name="T11">f</text:span><text:span text:style-name="T17">l <text:s/>otteniamo C</text:span><text:span text:style-name="T11">f <text:s/></text:span><text:span text:style-name="T17">= 5,2</text:span><text:span text:style-name="T30">7 </text:span><text:span text:style-name="T20">μ</text:span><text:span text:style-name="T30">M (Concentrazione della Rodamina </text:span><text:span text:style-name="T31">nella soluzione diluita</text:span><text:span text:style-name="T30">);</text:span></text:p>
      <text:p text:style-name="P34"><text:span text:style-name="T17">Dall’equazione C</text:span><text:span text:style-name="T11">i</text:span><text:span text:style-name="T17">V</text:span><text:span text:style-name="T11">i</text:span><text:span text:style-name="T17"> = C</text:span><text:span text:style-name="T11">f</text:span><text:span text:style-name="T17">V</text:span><text:span text:style-name="T11">f</text:span><text:span text:style-name="T17"> <text:s/>otteniamo C</text:span><text:span text:style-name="T11">i</text:span><text:span text:style-name="T17"> = 218 </text:span><text:span text:style-name="T18">μ</text:span><text:span text:style-name="T17">M (Concentrazione dell</text:span><text:span text:style-name="T32">o Stock</text:span><text:span text:style-name="T17"> di Rodamina di parten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1" svg:font-family="'Century Schoolbook L'"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0:43:30.444899277</meta:creation-date>
    <dc:date>2020-03-31T14:33:26.309012800</dc:date>
    <meta:editing-duration>PT24M25S</meta:editing-duration>
    <meta:editing-cycles>6</meta:editing-cycles>
    <meta:generator>LibreOffice/5.1.6.2$Linux_X86_64 LibreOffice_project/10m0$Build-2</meta:generator>
    <meta:document-statistic meta:table-count="2" meta:image-count="0" meta:object-count="0" meta:page-count="3" meta:paragraph-count="94" meta:word-count="951" meta:character-count="6116" meta:non-whitespace-character-count="5198"/>
  </office:meta>
</office:document-meta>
</file>